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 office:value-type="string" calcext:value-type="string">
            <text:p>DIFF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2380" calcext:value-type="float">
            <text:p>2380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380" calcext:value-type="float">
            <text:p>2380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380" calcext:value-type="float">
            <text:p>2380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380" calcext:value-type="float">
            <text:p>2380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380" calcext:value-type="float">
            <text:p>2380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380" calcext:value-type="float">
            <text:p>2380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380" calcext:value-type="float">
            <text:p>2380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380" calcext:value-type="float">
            <text:p>2380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380" calcext:value-type="float">
            <text:p>2380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380" calcext:value-type="float">
            <text:p>2380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380" calcext:value-type="float">
            <text:p>2380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380" calcext:value-type="float">
            <text:p>2380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380" calcext:value-type="float">
            <text:p>2380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380" calcext:value-type="float">
            <text:p>2380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380" calcext:value-type="float">
            <text:p>2380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380" calcext:value-type="float">
            <text:p>2380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380" calcext:value-type="float">
            <text:p>2380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380" calcext:value-type="float">
            <text:p>2380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380" calcext:value-type="float">
            <text:p>2380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380" calcext:value-type="float">
            <text:p>2380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380" calcext:value-type="float">
            <text:p>2380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380" calcext:value-type="float">
            <text:p>2380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380" calcext:value-type="float">
            <text:p>2380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380" calcext:value-type="float">
            <text:p>2380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380" calcext:value-type="float">
            <text:p>2380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380" calcext:value-type="float">
            <text:p>2380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380" calcext:value-type="float">
            <text:p>2380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380" calcext:value-type="float">
            <text:p>2380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380" calcext:value-type="float">
            <text:p>2380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380" calcext:value-type="float">
            <text:p>2380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380" calcext:value-type="float">
            <text:p>2380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380" calcext:value-type="float">
            <text:p>2380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380" calcext:value-type="float">
            <text:p>2380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380" calcext:value-type="float">
            <text:p>2380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380" calcext:value-type="float">
            <text:p>2380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380" calcext:value-type="float">
            <text:p>2380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380" calcext:value-type="float">
            <text:p>2380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380" calcext:value-type="float">
            <text:p>2380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380" calcext:value-type="float">
            <text:p>2380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380" calcext:value-type="float">
            <text:p>2380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380" calcext:value-type="float">
            <text:p>2380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380" calcext:value-type="float">
            <text:p>2380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380" calcext:value-type="float">
            <text:p>2380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380" calcext:value-type="float">
            <text:p>2380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380" calcext:value-type="float">
            <text:p>2380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380" calcext:value-type="float">
            <text:p>2380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380" calcext:value-type="float">
            <text:p>2380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380" calcext:value-type="float">
            <text:p>2380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380" calcext:value-type="float">
            <text:p>2380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380" calcext:value-type="float">
            <text:p>2380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380" calcext:value-type="float">
            <text:p>2380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380" calcext:value-type="float">
            <text:p>2380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380" calcext:value-type="float">
            <text:p>2380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380" calcext:value-type="float">
            <text:p>2380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380" calcext:value-type="float">
            <text:p>2380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380" calcext:value-type="float">
            <text:p>2380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380" calcext:value-type="float">
            <text:p>2380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380" calcext:value-type="float">
            <text:p>2380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380" calcext:value-type="float">
            <text:p>2380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380" calcext:value-type="float">
            <text:p>2380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380" calcext:value-type="float">
            <text:p>2380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380" calcext:value-type="float">
            <text:p>2380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380" calcext:value-type="float">
            <text:p>2380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380" calcext:value-type="float">
            <text:p>2380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380" calcext:value-type="float">
            <text:p>2380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380" calcext:value-type="float">
            <text:p>2380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380" calcext:value-type="float">
            <text:p>2380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380" calcext:value-type="float">
            <text:p>2380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380" calcext:value-type="float">
            <text:p>2380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380" calcext:value-type="float">
            <text:p>2380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380" calcext:value-type="float">
            <text:p>2380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380" calcext:value-type="float">
            <text:p>2380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380" calcext:value-type="float">
            <text:p>2380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380" calcext:value-type="float">
            <text:p>2380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380" calcext:value-type="float">
            <text:p>2380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380" calcext:value-type="float">
            <text:p>2380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380" calcext:value-type="float">
            <text:p>2380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380" calcext:value-type="float">
            <text:p>2380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380" calcext:value-type="float">
            <text:p>2380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380" calcext:value-type="float">
            <text:p>2380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380" calcext:value-type="float">
            <text:p>2380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380" calcext:value-type="float">
            <text:p>2380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380" calcext:value-type="float">
            <text:p>2380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380" calcext:value-type="float">
            <text:p>2380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380" calcext:value-type="float">
            <text:p>2380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380" calcext:value-type="float">
            <text:p>2380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380" calcext:value-type="float">
            <text:p>2380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380" calcext:value-type="float">
            <text:p>2380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380" calcext:value-type="float">
            <text:p>2380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380" calcext:value-type="float">
            <text:p>2380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380" calcext:value-type="float">
            <text:p>2380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380" calcext:value-type="float">
            <text:p>2380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380" calcext:value-type="float">
            <text:p>2380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380" calcext:value-type="float">
            <text:p>2380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380" calcext:value-type="float">
            <text:p>2380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380" calcext:value-type="float">
            <text:p>2380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380" calcext:value-type="float">
            <text:p>2380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380" calcext:value-type="float">
            <text:p>2380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380" calcext:value-type="float">
            <text:p>2380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380" calcext:value-type="float">
            <text:p>2380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380" calcext:value-type="float">
            <text:p>2380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380" calcext:value-type="float">
            <text:p>2380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380" calcext:value-type="float">
            <text:p>2380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380" calcext:value-type="float">
            <text:p>2380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380" calcext:value-type="float">
            <text:p>2380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380" calcext:value-type="float">
            <text:p>2380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380" calcext:value-type="float">
            <text:p>2380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380" calcext:value-type="float">
            <text:p>2380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380" calcext:value-type="float">
            <text:p>2380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380" calcext:value-type="float">
            <text:p>2380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380" calcext:value-type="float">
            <text:p>2380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380" calcext:value-type="float">
            <text:p>2380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380" calcext:value-type="float">
            <text:p>2380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380" calcext:value-type="float">
            <text:p>2380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380" calcext:value-type="float">
            <text:p>2380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380" calcext:value-type="float">
            <text:p>2380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380" calcext:value-type="float">
            <text:p>2380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380" calcext:value-type="float">
            <text:p>2380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380" calcext:value-type="float">
            <text:p>2380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380" calcext:value-type="float">
            <text:p>2380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380" calcext:value-type="float">
            <text:p>2380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380" calcext:value-type="float">
            <text:p>2380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380" calcext:value-type="float">
            <text:p>2380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380" calcext:value-type="float">
            <text:p>2380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380" calcext:value-type="float">
            <text:p>2380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380" calcext:value-type="float">
            <text:p>2380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380" calcext:value-type="float">
            <text:p>2380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380" calcext:value-type="float">
            <text:p>2380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380" calcext:value-type="float">
            <text:p>2380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380" calcext:value-type="float">
            <text:p>2380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380" calcext:value-type="float">
            <text:p>2380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380" calcext:value-type="float">
            <text:p>2380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380" calcext:value-type="float">
            <text:p>2380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380" calcext:value-type="float">
            <text:p>2380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380" calcext:value-type="float">
            <text:p>2380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380" calcext:value-type="float">
            <text:p>2380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380" calcext:value-type="float">
            <text:p>2380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380" calcext:value-type="float">
            <text:p>2380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380" calcext:value-type="float">
            <text:p>2380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380" calcext:value-type="float">
            <text:p>2380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380" calcext:value-type="float">
            <text:p>2380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380" calcext:value-type="float">
            <text:p>2380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380" calcext:value-type="float">
            <text:p>2380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380" calcext:value-type="float">
            <text:p>2380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380" calcext:value-type="float">
            <text:p>2380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380" calcext:value-type="float">
            <text:p>2380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380" calcext:value-type="float">
            <text:p>2380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380" calcext:value-type="float">
            <text:p>2380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380" calcext:value-type="float">
            <text:p>2380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380" calcext:value-type="float">
            <text:p>2380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380" calcext:value-type="float">
            <text:p>2380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380" calcext:value-type="float">
            <text:p>2380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380" calcext:value-type="float">
            <text:p>2380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380" calcext:value-type="float">
            <text:p>2380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380" calcext:value-type="float">
            <text:p>2380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08:08:50.363664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29T08:10:18.065938611</dc:date>
    <dc:creator>Spencer Hatch</dc:creator>
    <meta:editing-duration>PT19H50M15S</meta:editing-duration>
    <meta:editing-cycles>44</meta:editing-cycles>
    <meta:document-statistic meta:table-count="1" meta:cell-count="855" meta:object-count="0"/>
  </office:meta>
</office:document-meta>
</file>